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bcad"/>
    </style:style>
    <style:style style:name="T1" style:family="text">
      <style:text-properties officeooo:rsid="0010bcad"/>
    </style:style>
    <style:style style:name="T2" style:family="text">
      <style:text-properties officeooo:rsid="001153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mplementing the first todo was fairly simple, as all we had to do was sample policies, actions and log-probabilities using the methods already present. For implementing the policy loss, we have been trying out several options and found a very well-working one using the summing approach even more than the mean one. Sampling an action from policy again only required calling already present methods. Finding the right formula for the reward</text:span><text:span text:style-name="T2">s</text:span><text:span text:style-name="T1">-to-go was tricky, but we found a well-working solution in the end using the formulas seen in the lecture and paper. Similarly, we have been experimenting with several ways of computing the value loss, finding the most stable runs when implementing a mean-squared loss, inspired by the paper as well. Calculating phi from the deltas on the other hand was straight-forward again, as equation 16 of the paper directly gives the best-working solution. Only for the deltas some thinking was needed on how to implement the t and t+1 versions of the reward (namely using [:-1] and [1:]). Normalizing a bunch of values can always simply </text:span><text:span text:style-name="T2">be </text:span><text:span text:style-name="T1">done by computing mean mu and standard deviation sigma and then calculating (value-mu)/sigma. Finally, we have also used the baseline in several ways to improve the update rule of the loss. For our particular setup, we didn’t find this change to bring any improvement, so we decided to stay with the version without. And indeed we achieve very satisfying and stable average scores mostly around 200 with our final cod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21:48:08.443814348</meta:creation-date>
    <dc:date>2021-12-16T22:02:15.994415822</dc:date>
    <meta:editing-duration>PT1M47S</meta:editing-duration>
    <meta:editing-cycles>1</meta:editing-cycles>
    <meta:generator>LibreOffice/6.4.7.2$Linux_X86_64 LibreOffice_project/40$Build-2</meta:generator>
    <meta:document-statistic meta:table-count="0" meta:image-count="0" meta:object-count="0" meta:page-count="1" meta:paragraph-count="1" meta:word-count="247" meta:character-count="1494" meta:non-whitespace-character-count="1248"/>
  </office:meta>
</office:document-meta>
</file>